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49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ockin <text:s/>and clockout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cher (Add <text:s/>Voucher <text:s/>Detail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ies,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members(add employer dropdown),product id generation( job id Dropdow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based 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 Pays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 id generation( job id Dropdow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 note,invoice (pdf downloa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0:08:38.220088717</meta:creation-date>
    <dc:date>2024-07-30T12:05:33.164790190</dc:date>
    <meta:editing-duration>PT56M31S</meta:editing-duration>
    <meta:editing-cycles>8</meta:editing-cycles>
    <meta:generator>LibreOffice/7.3.7.2$Linux_X86_64 LibreOffice_project/30$Build-2</meta:generator>
    <meta:document-statistic meta:table-count="1" meta:cell-count="8" meta:object-count="0"/>
  </office:meta>
</office:document-meta>
</file>